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3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4cm" svg:height="4.565cm" svg:x="1.27cm" svg:y="0.254cm">
          <draw:text-box>
            <text:p text:style-name="P1"><text:span text:style-name="T1">Epistle Reading</text:span><text:span text:style-name="T2"> <text:s/></text:span><text:span text:style-name="T3">Hebrews 2:1–13</text:span></text:p>
            <text:p text:style-name="P2"><text:span text:style-name="T4">1</text:span><text:span text:style-name="T5"> </text:span><text:span text:style-name="T6">Therefore we must pay much closer attention to what we have heard, lest we drift away from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5.4cm" svg:height="7.766cm" svg:x="1.27cm" svg:y="0.254cm">
          <draw:text-box>
            <text:p text:style-name="P5"><text:span text:style-name="T7">2</text:span><text:span text:style-name="T8"> </text:span><text:span text:style-name="T9">For since the message declared by angels proved to be reliable and every transgression or disobedience received a just retribution, </text:span><text:span text:style-name="T7">3</text:span><text:span text:style-name="T8"> </text:span><text:span text:style-name="T9">how shall we escape if we neglect such a great salvation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6" draw:layer="layout" svg:width="25.4cm" svg:height="7.766cm" svg:x="1.27cm" svg:y="0.254cm">
          <draw:text-box>
            <text:p text:style-name="P5"><text:span text:style-name="T9">It was declared at first by the Lord, and it was attested to us by those who heard, </text:span><text:span text:style-name="T7">4</text:span><text:span text:style-name="T8"> </text:span><text:span text:style-name="T9">while God also bore witness by signs and wonders and various miracles and by gifts of the Holy Spirit distributed according to his w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5.4cm" svg:height="7.766cm" svg:x="1.27cm" svg:y="0.362cm">
          <draw:text-box>
            <text:p text:style-name="P8"><text:span text:style-name="T4">5</text:span><text:span text:style-name="T5"> </text:span><text:span text:style-name="T6">Now it was not to angels that God subjected the world to come, of which we are speaking. </text:span><text:span text:style-name="T4">6</text:span><text:span text:style-name="T5"> </text:span><text:span text:style-name="T6">It has been testified somewhere,</text:span></text:p>
            <text:p text:style-name="P9"><text:span text:style-name="T6">“</text:span><text:span text:style-name="T6">What is man, that you are mindful of him,</text:span></text:p>
            <text:p text:style-name="P10"><text:span text:style-name="T6">or the son of man, that you care for him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6" draw:layer="layout" svg:width="25.4cm" svg:height="7.766cm" svg:x="1.27cm" svg:y="0.383cm">
          <draw:text-box>
            <text:p text:style-name="P9"><text:span text:style-name="T4">7</text:span><text:span text:style-name="T5"> </text:span><text:span text:style-name="T6">You made him for a little while lower than the angels; you have crowned him with glory and honor, </text:span><text:span text:style-name="T4">8</text:span><text:span text:style-name="T5"> </text:span><text:span text:style-name="T6">putting everything in subjection under his feet.” Now in putting everything in subjection to him, he left nothing outside his contro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6" draw:layer="layout" svg:width="25.4cm" svg:height="7.766cm" svg:x="1.524cm" svg:y="0.508cm">
          <draw:text-box>
            <text:p text:style-name="P5"><text:span text:style-name="T9">At present, we do not yet see everything in subjection to him. </text:span><text:span text:style-name="T7">9</text:span><text:span text:style-name="T8"> </text:span><text:span text:style-name="T9">But we see him who for a little while was made lower than the angels, namely Jesus, crowned with glory and honor because of the suffering of dea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6" draw:layer="layout" svg:width="25.4cm" svg:height="9.269cm" svg:x="1.27cm" svg:y="0.383cm">
          <draw:text-box>
            <text:p text:style-name="P8"><text:span text:style-name="T9">so that by the grace of God he might taste death for everyone.</text:span></text:p>
            <text:p text:style-name="P8"><text:span text:style-name="T4">10</text:span><text:span text:style-name="T5"> </text:span><text:span text:style-name="T6">For it was fitting that he, for whom and by whom all things exist, in bringing many sons to glory, should make the founder of their salvation perfect through suffe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6" draw:layer="layout" svg:width="25.4cm" svg:height="9.269cm" svg:x="1.27cm" svg:y="0.383cm">
          <draw:text-box>
            <text:p text:style-name="P9"><text:span text:style-name="T4">11</text:span><text:span text:style-name="T5"> </text:span><text:span text:style-name="T6">For he who sanctifies and those who are sanctified all have one origin. That is why he is not ashamed to call them brothers, </text:span><text:span text:style-name="T4">12</text:span><text:span text:style-name="T5"> </text:span><text:span text:style-name="T6">saying,</text:span></text:p>
            <text:p text:style-name="P9"><text:span text:style-name="T6">“</text:span><text:span text:style-name="T6">I will tell of your name to my brothers;</text:span></text:p>
            <text:p text:style-name="P10"><text:span text:style-name="T6">in the midst of the congregation I will sing your prais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6" draw:layer="layout" svg:width="25.4cm" svg:height="4.76cm" svg:x="1.27cm" svg:y="0.508cm">
          <draw:text-box>
            <text:p text:style-name="P9"><text:span text:style-name="T4">13</text:span><text:span text:style-name="T5"> </text:span><text:span text:style-name="T6">And again, “I will put my trust in him.” And again, “Behold, I and the children God has given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31:26.809000000</meta:creation-date>
    <dc:title>Hymn template</dc:title>
    <meta:editing-duration>PT7M25S</meta:editing-duration>
    <meta:editing-cycles>2</meta:editing-cycles>
    <meta:generator>LibreOffice/5.0.2.2$Windows_x86 LibreOffice_project/37b43f919e4de5eeaca9b9755ed688758a8251fe</meta:generator>
    <meta:initial-creator>Arthur Hoch</meta:initial-creator>
    <dc:date>2015-10-01T10:49:33.901000000</dc:date>
    <dc:creator>Arthur Hoch</dc:creator>
    <meta:document-statistic meta:object-count="48"/>
    <meta:template xlink:type="simple" xlink:actuate="onRequest" xlink:title="Hymn template" xlink:href="../../AppData/Roaming/LibreOffice/4/user/template/Worship%20Templsates/Hymn%20template.otp" meta:date="2015-10-01T10:31:26.694000000"/>
  </office:meta>
</office:document-meta>
</file>